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9cm"/>
    </style:style>
    <style:style style:name="co2" style:family="table-column">
      <style:table-column-properties fo:break-before="auto" style:column-width="0.496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17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18" style:family="table-cell" style:parent-style-name="Default">
      <style:table-cell-properties fo:border-bottom="none" fo:background-color="#81d41a" style:text-align-source="fix" style:repeat-content="false" fo:border-left="none" fo:border-right="none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="1.5pt solid #000000"/>
    </style:style>
    <style:style style:name="ce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24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2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6"/>
        <table:table-column table:style-name="co2" table:number-columns-repeated="2" table:default-cell-style-name="ce1"/>
        <table:table-column table:style-name="co2" table:default-cell-style-name="ce23"/>
        <table:table-column table:style-name="co2" table:default-cell-style-name="ce16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3" table:default-cell-style-name="ce23"/>
        <table:table-row table:style-name="ro1">
          <table:table-cell table:style-name="ce8" office:value-type="string" calcext:value-type="string">
            <text:p>1. Кодирование</text:p>
          </table:table-cell>
          <table:table-cell table:style-name="Default" table:number-columns-repeated="12"/>
        </table:table-row>
        <table:table-row table:style-name="ro1">
          <table:table-cell table:style-name="ce9" office:value-type="string" calcext:value-type="string">
            <text:p>x=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Default" table:number-columns-repeated="8"/>
        </table:table-row>
        <table:table-row table:style-name="ro1">
          <table:table-cell table:style-name="ce9" office:value-type="string" calcext:value-type="string">
            <text:p>y=</text:p>
          </table:table-cell>
          <table:table-cell table:style-name="ce11" table:formula="of:=MOD(SUM([.$B$2]*[.B5]; [.$C$2]*[.B6]; [.$D$2]*[.B7]; [.$E$2]*[.B8]);2)" office:value-type="float" office:value="1" calcext:value-type="float">
            <text:p>1</text:p>
          </table:table-cell>
          <table:table-cell table:style-name="ce11" table:formula="of:=MOD(SUM([.$B$2]*[.C5]; [.$C$2]*[.C6]; [.$D$2]*[.C7]; [.$E$2]*[.C8]);2)" office:value-type="float" office:value="0" calcext:value-type="float">
            <text:p>0</text:p>
          </table:table-cell>
          <table:table-cell table:style-name="ce11" table:formula="of:=MOD(SUM([.$B$2]*[.D5]; [.$C$2]*[.D6]; [.$D$2]*[.D7]; [.$E$2]*[.D8]);2)" office:value-type="float" office:value="1" calcext:value-type="float">
            <text:p>1</text:p>
          </table:table-cell>
          <table:table-cell table:style-name="ce11" table:formula="of:=MOD(SUM([.$B$2]*[.E5]; [.$C$2]*[.E6]; [.$D$2]*[.E7]; [.$E$2]*[.E8]);2)" office:value-type="float" office:value="1" calcext:value-type="float">
            <text:p>1</text:p>
          </table:table-cell>
          <table:table-cell table:style-name="ce11" table:formula="of:=MOD(SUM([.$B$2]*[.F5]; [.$C$2]*[.F6]; [.$D$2]*[.F7]; [.$E$2]*[.F8]);2)" office:value-type="float" office:value="0" calcext:value-type="float">
            <text:p>0</text:p>
          </table:table-cell>
          <table:table-cell table:style-name="ce11" table:formula="of:=MOD(SUM([.$B$2]*[.G5]; [.$C$2]*[.G6]; [.$D$2]*[.G7]; [.$E$2]*[.G8]);2)" office:value-type="float" office:value="0" calcext:value-type="float">
            <text:p>0</text:p>
          </table:table-cell>
          <table:table-cell table:style-name="ce11" table:formula="of:=MOD(SUM([.$B$2]*[.H5]; [.$C$2]*[.H6]; [.$D$2]*[.H7]; [.$E$2]*[.H8]);2)" office:value-type="float" office:value="1" calcext:value-type="float">
            <text:p>1</text:p>
          </table:table-cell>
          <table:table-cell table:style-name="ce11" table:formula="of:=MOD(SUM([.$B$2]*[.I5]; [.$C$2]*[.I6]; [.$D$2]*[.I7]; [.$E$2]*[.I8]);2)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9" office:value-type="string" calcext:value-type="string">
            <text:p>G=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table:style-name="ce8" office:value-type="string" calcext:value-type="string">
            <text:p>2. Построение кода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ce15" office:value-type="string" calcext:value-type="string" table:number-columns-spanned="4" table:number-rows-spanned="1">
            <text:p>x</text:p>
          </table:table-cell>
          <table:covered-table-cell table:number-columns-repeated="3" table:style-name="ce20"/>
          <table:table-cell table:style-name="ce25" office:value-type="string" calcext:value-type="string" table:number-columns-spanned="8" table:number-rows-spanned="1">
            <text:p>y</text:p>
          </table:table-cell>
          <table:covered-table-cell table:number-columns-repeated="7" table:style-name="ce2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MOD(SUM([.$B12]*[.B$5]; [.$C12]*[.B$6]; [.$D12]*[.B$7]; [.$E12]*[.B$8]);2)" office:value-type="float" office:value="0" calcext:value-type="float">
            <text:p>0</text:p>
          </table:table-cell>
          <table:table-cell table:formula="of:=MOD(SUM([.$B12]*[.C$5]; [.$C12]*[.C$6]; [.$D12]*[.C$7]; [.$E12]*[.C$8]);2)" office:value-type="float" office:value="0" calcext:value-type="float">
            <text:p>0</text:p>
          </table:table-cell>
          <table:table-cell table:formula="of:=MOD(SUM([.$B12]*[.D$5]; [.$C12]*[.D$6]; [.$D12]*[.D$7]; [.$E12]*[.D$8]);2)" office:value-type="float" office:value="0" calcext:value-type="float">
            <text:p>0</text:p>
          </table:table-cell>
          <table:table-cell table:formula="of:=MOD(SUM([.$B12]*[.E$5]; [.$C12]*[.E$6]; [.$D12]*[.E$7]; [.$E12]*[.E$8]);2)" office:value-type="float" office:value="0" calcext:value-type="float">
            <text:p>0</text:p>
          </table:table-cell>
          <table:table-cell table:formula="of:=MOD(SUM([.$B12]*[.F$5]; [.$C12]*[.F$6]; [.$D12]*[.F$7]; [.$E12]*[.F$8]);2)" office:value-type="float" office:value="0" calcext:value-type="float">
            <text:p>0</text:p>
          </table:table-cell>
          <table:table-cell table:formula="of:=MOD(SUM([.$B12]*[.G$5]; [.$C12]*[.G$6]; [.$D12]*[.G$7]; [.$E12]*[.G$8]);2)" office:value-type="float" office:value="0" calcext:value-type="float">
            <text:p>0</text:p>
          </table:table-cell>
          <table:table-cell table:formula="of:=MOD(SUM([.$B12]*[.H$5]; [.$C12]*[.H$6]; [.$D12]*[.H$7]; [.$E12]*[.H$8]);2)" office:value-type="float" office:value="0" calcext:value-type="float">
            <text:p>0</text:p>
          </table:table-cell>
          <table:table-cell table:formula="of:=MOD(SUM([.$B12]*[.I$5]; [.$C12]*[.I$6]; [.$D12]*[.I$7]; [.$E12]*[.I$8]);2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SUM([.$B13]*[.B$5]; [.$C13]*[.B$6]; [.$D13]*[.B$7]; [.$E13]*[.B$8]);2)" office:value-type="float" office:value="0" calcext:value-type="float">
            <text:p>0</text:p>
          </table:table-cell>
          <table:table-cell table:formula="of:=MOD(SUM([.$B13]*[.C$5]; [.$C13]*[.C$6]; [.$D13]*[.C$7]; [.$E13]*[.C$8]);2)" office:value-type="float" office:value="0" calcext:value-type="float">
            <text:p>0</text:p>
          </table:table-cell>
          <table:table-cell table:formula="of:=MOD(SUM([.$B13]*[.D$5]; [.$C13]*[.D$6]; [.$D13]*[.D$7]; [.$E13]*[.D$8]);2)" office:value-type="float" office:value="0" calcext:value-type="float">
            <text:p>0</text:p>
          </table:table-cell>
          <table:table-cell table:formula="of:=MOD(SUM([.$B13]*[.E$5]; [.$C13]*[.E$6]; [.$D13]*[.E$7]; [.$E13]*[.E$8]);2)" office:value-type="float" office:value="1" calcext:value-type="float">
            <text:p>1</text:p>
          </table:table-cell>
          <table:table-cell table:formula="of:=MOD(SUM([.$B13]*[.F$5]; [.$C13]*[.F$6]; [.$D13]*[.F$7]; [.$E13]*[.F$8]);2)" office:value-type="float" office:value="0" calcext:value-type="float">
            <text:p>0</text:p>
          </table:table-cell>
          <table:table-cell table:formula="of:=MOD(SUM([.$B13]*[.G$5]; [.$C13]*[.G$6]; [.$D13]*[.G$7]; [.$E13]*[.G$8]);2)" office:value-type="float" office:value="1" calcext:value-type="float">
            <text:p>1</text:p>
          </table:table-cell>
          <table:table-cell table:formula="of:=MOD(SUM([.$B13]*[.H$5]; [.$C13]*[.H$6]; [.$D13]*[.H$7]; [.$E13]*[.H$8]);2)" office:value-type="float" office:value="1" calcext:value-type="float">
            <text:p>1</text:p>
          </table:table-cell>
          <table:table-cell table:formula="of:=MOD(SUM([.$B13]*[.I$5]; [.$C13]*[.I$6]; [.$D13]*[.I$7]; [.$E13]*[.I$8]);2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SUM([.$B14]*[.B$5]; [.$C14]*[.B$6]; [.$D14]*[.B$7]; [.$E14]*[.B$8]);2)" office:value-type="float" office:value="0" calcext:value-type="float">
            <text:p>0</text:p>
          </table:table-cell>
          <table:table-cell table:formula="of:=MOD(SUM([.$B14]*[.C$5]; [.$C14]*[.C$6]; [.$D14]*[.C$7]; [.$E14]*[.C$8]);2)" office:value-type="float" office:value="0" calcext:value-type="float">
            <text:p>0</text:p>
          </table:table-cell>
          <table:table-cell table:formula="of:=MOD(SUM([.$B14]*[.D$5]; [.$C14]*[.D$6]; [.$D14]*[.D$7]; [.$E14]*[.D$8]);2)" office:value-type="float" office:value="1" calcext:value-type="float">
            <text:p>1</text:p>
          </table:table-cell>
          <table:table-cell table:formula="of:=MOD(SUM([.$B14]*[.E$5]; [.$C14]*[.E$6]; [.$D14]*[.E$7]; [.$E14]*[.E$8]);2)" office:value-type="float" office:value="0" calcext:value-type="float">
            <text:p>0</text:p>
          </table:table-cell>
          <table:table-cell table:formula="of:=MOD(SUM([.$B14]*[.F$5]; [.$C14]*[.F$6]; [.$D14]*[.F$7]; [.$E14]*[.F$8]);2)" office:value-type="float" office:value="1" calcext:value-type="float">
            <text:p>1</text:p>
          </table:table-cell>
          <table:table-cell table:formula="of:=MOD(SUM([.$B14]*[.G$5]; [.$C14]*[.G$6]; [.$D14]*[.G$7]; [.$E14]*[.G$8]);2)" office:value-type="float" office:value="0" calcext:value-type="float">
            <text:p>0</text:p>
          </table:table-cell>
          <table:table-cell table:formula="of:=MOD(SUM([.$B14]*[.H$5]; [.$C14]*[.H$6]; [.$D14]*[.H$7]; [.$E14]*[.H$8]);2)" office:value-type="float" office:value="1" calcext:value-type="float">
            <text:p>1</text:p>
          </table:table-cell>
          <table:table-cell table:formula="of:=MOD(SUM([.$B14]*[.I$5]; [.$C14]*[.I$6]; [.$D14]*[.I$7]; [.$E14]*[.I$8]);2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(SUM([.$B15]*[.B$5]; [.$C15]*[.B$6]; [.$D15]*[.B$7]; [.$E15]*[.B$8]);2)" office:value-type="float" office:value="0" calcext:value-type="float">
            <text:p>0</text:p>
          </table:table-cell>
          <table:table-cell table:formula="of:=MOD(SUM([.$B15]*[.C$5]; [.$C15]*[.C$6]; [.$D15]*[.C$7]; [.$E15]*[.C$8]);2)" office:value-type="float" office:value="0" calcext:value-type="float">
            <text:p>0</text:p>
          </table:table-cell>
          <table:table-cell table:formula="of:=MOD(SUM([.$B15]*[.D$5]; [.$C15]*[.D$6]; [.$D15]*[.D$7]; [.$E15]*[.D$8]);2)" office:value-type="float" office:value="1" calcext:value-type="float">
            <text:p>1</text:p>
          </table:table-cell>
          <table:table-cell table:formula="of:=MOD(SUM([.$B15]*[.E$5]; [.$C15]*[.E$6]; [.$D15]*[.E$7]; [.$E15]*[.E$8]);2)" office:value-type="float" office:value="1" calcext:value-type="float">
            <text:p>1</text:p>
          </table:table-cell>
          <table:table-cell table:formula="of:=MOD(SUM([.$B15]*[.F$5]; [.$C15]*[.F$6]; [.$D15]*[.F$7]; [.$E15]*[.F$8]);2)" office:value-type="float" office:value="1" calcext:value-type="float">
            <text:p>1</text:p>
          </table:table-cell>
          <table:table-cell table:formula="of:=MOD(SUM([.$B15]*[.G$5]; [.$C15]*[.G$6]; [.$D15]*[.G$7]; [.$E15]*[.G$8]);2)" office:value-type="float" office:value="1" calcext:value-type="float">
            <text:p>1</text:p>
          </table:table-cell>
          <table:table-cell table:formula="of:=MOD(SUM([.$B15]*[.H$5]; [.$C15]*[.H$6]; [.$D15]*[.H$7]; [.$E15]*[.H$8]);2)" office:value-type="float" office:value="0" calcext:value-type="float">
            <text:p>0</text:p>
          </table:table-cell>
          <table:table-cell table:formula="of:=MOD(SUM([.$B15]*[.I$5]; [.$C15]*[.I$6]; [.$D15]*[.I$7]; [.$E15]*[.I$8]);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SUM([.$B16]*[.B$5]; [.$C16]*[.B$6]; [.$D16]*[.B$7]; [.$E16]*[.B$8]);2)" office:value-type="float" office:value="0" calcext:value-type="float">
            <text:p>0</text:p>
          </table:table-cell>
          <table:table-cell table:formula="of:=MOD(SUM([.$B16]*[.C$5]; [.$C16]*[.C$6]; [.$D16]*[.C$7]; [.$E16]*[.C$8]);2)" office:value-type="float" office:value="1" calcext:value-type="float">
            <text:p>1</text:p>
          </table:table-cell>
          <table:table-cell table:formula="of:=MOD(SUM([.$B16]*[.D$5]; [.$C16]*[.D$6]; [.$D16]*[.D$7]; [.$E16]*[.D$8]);2)" office:value-type="float" office:value="0" calcext:value-type="float">
            <text:p>0</text:p>
          </table:table-cell>
          <table:table-cell table:formula="of:=MOD(SUM([.$B16]*[.E$5]; [.$C16]*[.E$6]; [.$D16]*[.E$7]; [.$E16]*[.E$8]);2)" office:value-type="float" office:value="0" calcext:value-type="float">
            <text:p>0</text:p>
          </table:table-cell>
          <table:table-cell table:formula="of:=MOD(SUM([.$B16]*[.F$5]; [.$C16]*[.F$6]; [.$D16]*[.F$7]; [.$E16]*[.F$8]);2)" office:value-type="float" office:value="1" calcext:value-type="float">
            <text:p>1</text:p>
          </table:table-cell>
          <table:table-cell table:formula="of:=MOD(SUM([.$B16]*[.G$5]; [.$C16]*[.G$6]; [.$D16]*[.G$7]; [.$E16]*[.G$8]);2)" office:value-type="float" office:value="1" calcext:value-type="float">
            <text:p>1</text:p>
          </table:table-cell>
          <table:table-cell table:formula="of:=MOD(SUM([.$B16]*[.H$5]; [.$C16]*[.H$6]; [.$D16]*[.H$7]; [.$E16]*[.H$8]);2)" office:value-type="float" office:value="1" calcext:value-type="float">
            <text:p>1</text:p>
          </table:table-cell>
          <table:table-cell table:formula="of:=MOD(SUM([.$B16]*[.I$5]; [.$C16]*[.I$6]; [.$D16]*[.I$7]; [.$E16]*[.I$8]);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SUM([.$B17]*[.B$5]; [.$C17]*[.B$6]; [.$D17]*[.B$7]; [.$E17]*[.B$8]);2)" office:value-type="float" office:value="0" calcext:value-type="float">
            <text:p>0</text:p>
          </table:table-cell>
          <table:table-cell table:formula="of:=MOD(SUM([.$B17]*[.C$5]; [.$C17]*[.C$6]; [.$D17]*[.C$7]; [.$E17]*[.C$8]);2)" office:value-type="float" office:value="1" calcext:value-type="float">
            <text:p>1</text:p>
          </table:table-cell>
          <table:table-cell table:formula="of:=MOD(SUM([.$B17]*[.D$5]; [.$C17]*[.D$6]; [.$D17]*[.D$7]; [.$E17]*[.D$8]);2)" office:value-type="float" office:value="0" calcext:value-type="float">
            <text:p>0</text:p>
          </table:table-cell>
          <table:table-cell table:formula="of:=MOD(SUM([.$B17]*[.E$5]; [.$C17]*[.E$6]; [.$D17]*[.E$7]; [.$E17]*[.E$8]);2)" office:value-type="float" office:value="1" calcext:value-type="float">
            <text:p>1</text:p>
          </table:table-cell>
          <table:table-cell table:formula="of:=MOD(SUM([.$B17]*[.F$5]; [.$C17]*[.F$6]; [.$D17]*[.F$7]; [.$E17]*[.F$8]);2)" office:value-type="float" office:value="1" calcext:value-type="float">
            <text:p>1</text:p>
          </table:table-cell>
          <table:table-cell table:formula="of:=MOD(SUM([.$B17]*[.G$5]; [.$C17]*[.G$6]; [.$D17]*[.G$7]; [.$E17]*[.G$8]);2)" office:value-type="float" office:value="0" calcext:value-type="float">
            <text:p>0</text:p>
          </table:table-cell>
          <table:table-cell table:formula="of:=MOD(SUM([.$B17]*[.H$5]; [.$C17]*[.H$6]; [.$D17]*[.H$7]; [.$E17]*[.H$8]);2)" office:value-type="float" office:value="0" calcext:value-type="float">
            <text:p>0</text:p>
          </table:table-cell>
          <table:table-cell table:formula="of:=MOD(SUM([.$B17]*[.I$5]; [.$C17]*[.I$6]; [.$D17]*[.I$7]; [.$E17]*[.I$8]);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SUM([.$B18]*[.B$5]; [.$C18]*[.B$6]; [.$D18]*[.B$7]; [.$E18]*[.B$8]);2)" office:value-type="float" office:value="0" calcext:value-type="float">
            <text:p>0</text:p>
          </table:table-cell>
          <table:table-cell table:formula="of:=MOD(SUM([.$B18]*[.C$5]; [.$C18]*[.C$6]; [.$D18]*[.C$7]; [.$E18]*[.C$8]);2)" office:value-type="float" office:value="1" calcext:value-type="float">
            <text:p>1</text:p>
          </table:table-cell>
          <table:table-cell table:formula="of:=MOD(SUM([.$B18]*[.D$5]; [.$C18]*[.D$6]; [.$D18]*[.D$7]; [.$E18]*[.D$8]);2)" office:value-type="float" office:value="1" calcext:value-type="float">
            <text:p>1</text:p>
          </table:table-cell>
          <table:table-cell table:formula="of:=MOD(SUM([.$B18]*[.E$5]; [.$C18]*[.E$6]; [.$D18]*[.E$7]; [.$E18]*[.E$8]);2)" office:value-type="float" office:value="0" calcext:value-type="float">
            <text:p>0</text:p>
          </table:table-cell>
          <table:table-cell table:formula="of:=MOD(SUM([.$B18]*[.F$5]; [.$C18]*[.F$6]; [.$D18]*[.F$7]; [.$E18]*[.F$8]);2)" office:value-type="float" office:value="0" calcext:value-type="float">
            <text:p>0</text:p>
          </table:table-cell>
          <table:table-cell table:formula="of:=MOD(SUM([.$B18]*[.G$5]; [.$C18]*[.G$6]; [.$D18]*[.G$7]; [.$E18]*[.G$8]);2)" office:value-type="float" office:value="1" calcext:value-type="float">
            <text:p>1</text:p>
          </table:table-cell>
          <table:table-cell table:formula="of:=MOD(SUM([.$B18]*[.H$5]; [.$C18]*[.H$6]; [.$D18]*[.H$7]; [.$E18]*[.H$8]);2)" office:value-type="float" office:value="0" calcext:value-type="float">
            <text:p>0</text:p>
          </table:table-cell>
          <table:table-cell table:formula="of:=MOD(SUM([.$B18]*[.I$5]; [.$C18]*[.I$6]; [.$D18]*[.I$7]; [.$E18]*[.I$8]);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OD(SUM([.$B19]*[.B$5]; [.$C19]*[.B$6]; [.$D19]*[.B$7]; [.$E19]*[.B$8]);2)" office:value-type="float" office:value="0" calcext:value-type="float">
            <text:p>0</text:p>
          </table:table-cell>
          <table:table-cell table:formula="of:=MOD(SUM([.$B19]*[.C$5]; [.$C19]*[.C$6]; [.$D19]*[.C$7]; [.$E19]*[.C$8]);2)" office:value-type="float" office:value="1" calcext:value-type="float">
            <text:p>1</text:p>
          </table:table-cell>
          <table:table-cell table:formula="of:=MOD(SUM([.$B19]*[.D$5]; [.$C19]*[.D$6]; [.$D19]*[.D$7]; [.$E19]*[.D$8]);2)" office:value-type="float" office:value="1" calcext:value-type="float">
            <text:p>1</text:p>
          </table:table-cell>
          <table:table-cell table:formula="of:=MOD(SUM([.$B19]*[.E$5]; [.$C19]*[.E$6]; [.$D19]*[.E$7]; [.$E19]*[.E$8]);2)" office:value-type="float" office:value="1" calcext:value-type="float">
            <text:p>1</text:p>
          </table:table-cell>
          <table:table-cell table:formula="of:=MOD(SUM([.$B19]*[.F$5]; [.$C19]*[.F$6]; [.$D19]*[.F$7]; [.$E19]*[.F$8]);2)" office:value-type="float" office:value="0" calcext:value-type="float">
            <text:p>0</text:p>
          </table:table-cell>
          <table:table-cell table:formula="of:=MOD(SUM([.$B19]*[.G$5]; [.$C19]*[.G$6]; [.$D19]*[.G$7]; [.$E19]*[.G$8]);2)" office:value-type="float" office:value="0" calcext:value-type="float">
            <text:p>0</text:p>
          </table:table-cell>
          <table:table-cell table:formula="of:=MOD(SUM([.$B19]*[.H$5]; [.$C19]*[.H$6]; [.$D19]*[.H$7]; [.$E19]*[.H$8]);2)" office:value-type="float" office:value="1" calcext:value-type="float">
            <text:p>1</text:p>
          </table:table-cell>
          <table:table-cell table:formula="of:=MOD(SUM([.$B19]*[.I$5]; [.$C19]*[.I$6]; [.$D19]*[.I$7]; [.$E19]*[.I$8]);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OD(SUM([.$B20]*[.B$5]; [.$C20]*[.B$6]; [.$D20]*[.B$7]; [.$E20]*[.B$8]);2)" office:value-type="float" office:value="1" calcext:value-type="float">
            <text:p>1</text:p>
          </table:table-cell>
          <table:table-cell table:formula="of:=MOD(SUM([.$B20]*[.C$5]; [.$C20]*[.C$6]; [.$D20]*[.C$7]; [.$E20]*[.C$8]);2)" office:value-type="float" office:value="0" calcext:value-type="float">
            <text:p>0</text:p>
          </table:table-cell>
          <table:table-cell table:formula="of:=MOD(SUM([.$B20]*[.D$5]; [.$C20]*[.D$6]; [.$D20]*[.D$7]; [.$E20]*[.D$8]);2)" office:value-type="float" office:value="0" calcext:value-type="float">
            <text:p>0</text:p>
          </table:table-cell>
          <table:table-cell table:formula="of:=MOD(SUM([.$B20]*[.E$5]; [.$C20]*[.E$6]; [.$D20]*[.E$7]; [.$E20]*[.E$8]);2)" office:value-type="float" office:value="0" calcext:value-type="float">
            <text:p>0</text:p>
          </table:table-cell>
          <table:table-cell table:formula="of:=MOD(SUM([.$B20]*[.F$5]; [.$C20]*[.F$6]; [.$D20]*[.F$7]; [.$E20]*[.F$8]);2)" office:value-type="float" office:value="1" calcext:value-type="float">
            <text:p>1</text:p>
          </table:table-cell>
          <table:table-cell table:formula="of:=MOD(SUM([.$B20]*[.G$5]; [.$C20]*[.G$6]; [.$D20]*[.G$7]; [.$E20]*[.G$8]);2)" office:value-type="float" office:value="1" calcext:value-type="float">
            <text:p>1</text:p>
          </table:table-cell>
          <table:table-cell table:formula="of:=MOD(SUM([.$B20]*[.H$5]; [.$C20]*[.H$6]; [.$D20]*[.H$7]; [.$E20]*[.H$8]);2)" office:value-type="float" office:value="1" calcext:value-type="float">
            <text:p>1</text:p>
          </table:table-cell>
          <table:table-cell table:formula="of:=MOD(SUM([.$B20]*[.I$5]; [.$C20]*[.I$6]; [.$D20]*[.I$7]; [.$E20]*[.I$8]);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SUM([.$B21]*[.B$5]; [.$C21]*[.B$6]; [.$D21]*[.B$7]; [.$E21]*[.B$8]);2)" office:value-type="float" office:value="1" calcext:value-type="float">
            <text:p>1</text:p>
          </table:table-cell>
          <table:table-cell table:formula="of:=MOD(SUM([.$B21]*[.C$5]; [.$C21]*[.C$6]; [.$D21]*[.C$7]; [.$E21]*[.C$8]);2)" office:value-type="float" office:value="0" calcext:value-type="float">
            <text:p>0</text:p>
          </table:table-cell>
          <table:table-cell table:formula="of:=MOD(SUM([.$B21]*[.D$5]; [.$C21]*[.D$6]; [.$D21]*[.D$7]; [.$E21]*[.D$8]);2)" office:value-type="float" office:value="0" calcext:value-type="float">
            <text:p>0</text:p>
          </table:table-cell>
          <table:table-cell table:formula="of:=MOD(SUM([.$B21]*[.E$5]; [.$C21]*[.E$6]; [.$D21]*[.E$7]; [.$E21]*[.E$8]);2)" office:value-type="float" office:value="1" calcext:value-type="float">
            <text:p>1</text:p>
          </table:table-cell>
          <table:table-cell table:formula="of:=MOD(SUM([.$B21]*[.F$5]; [.$C21]*[.F$6]; [.$D21]*[.F$7]; [.$E21]*[.F$8]);2)" office:value-type="float" office:value="1" calcext:value-type="float">
            <text:p>1</text:p>
          </table:table-cell>
          <table:table-cell table:formula="of:=MOD(SUM([.$B21]*[.G$5]; [.$C21]*[.G$6]; [.$D21]*[.G$7]; [.$E21]*[.G$8]);2)" office:value-type="float" office:value="0" calcext:value-type="float">
            <text:p>0</text:p>
          </table:table-cell>
          <table:table-cell table:formula="of:=MOD(SUM([.$B21]*[.H$5]; [.$C21]*[.H$6]; [.$D21]*[.H$7]; [.$E21]*[.H$8]);2)" office:value-type="float" office:value="0" calcext:value-type="float">
            <text:p>0</text:p>
          </table:table-cell>
          <table:table-cell table:formula="of:=MOD(SUM([.$B21]*[.I$5]; [.$C21]*[.I$6]; [.$D21]*[.I$7]; [.$E21]*[.I$8]);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SUM([.$B22]*[.B$5]; [.$C22]*[.B$6]; [.$D22]*[.B$7]; [.$E22]*[.B$8]);2)" office:value-type="float" office:value="1" calcext:value-type="float">
            <text:p>1</text:p>
          </table:table-cell>
          <table:table-cell table:formula="of:=MOD(SUM([.$B22]*[.C$5]; [.$C22]*[.C$6]; [.$D22]*[.C$7]; [.$E22]*[.C$8]);2)" office:value-type="float" office:value="0" calcext:value-type="float">
            <text:p>0</text:p>
          </table:table-cell>
          <table:table-cell table:formula="of:=MOD(SUM([.$B22]*[.D$5]; [.$C22]*[.D$6]; [.$D22]*[.D$7]; [.$E22]*[.D$8]);2)" office:value-type="float" office:value="1" calcext:value-type="float">
            <text:p>1</text:p>
          </table:table-cell>
          <table:table-cell table:formula="of:=MOD(SUM([.$B22]*[.E$5]; [.$C22]*[.E$6]; [.$D22]*[.E$7]; [.$E22]*[.E$8]);2)" office:value-type="float" office:value="0" calcext:value-type="float">
            <text:p>0</text:p>
          </table:table-cell>
          <table:table-cell table:formula="of:=MOD(SUM([.$B22]*[.F$5]; [.$C22]*[.F$6]; [.$D22]*[.F$7]; [.$E22]*[.F$8]);2)" office:value-type="float" office:value="0" calcext:value-type="float">
            <text:p>0</text:p>
          </table:table-cell>
          <table:table-cell table:formula="of:=MOD(SUM([.$B22]*[.G$5]; [.$C22]*[.G$6]; [.$D22]*[.G$7]; [.$E22]*[.G$8]);2)" office:value-type="float" office:value="1" calcext:value-type="float">
            <text:p>1</text:p>
          </table:table-cell>
          <table:table-cell table:formula="of:=MOD(SUM([.$B22]*[.H$5]; [.$C22]*[.H$6]; [.$D22]*[.H$7]; [.$E22]*[.H$8]);2)" office:value-type="float" office:value="0" calcext:value-type="float">
            <text:p>0</text:p>
          </table:table-cell>
          <table:table-cell table:formula="of:=MOD(SUM([.$B22]*[.I$5]; [.$C22]*[.I$6]; [.$D22]*[.I$7]; [.$E22]*[.I$8]);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(SUM([.$B23]*[.B$5]; [.$C23]*[.B$6]; [.$D23]*[.B$7]; [.$E23]*[.B$8]);2)" office:value-type="float" office:value="1" calcext:value-type="float">
            <text:p>1</text:p>
          </table:table-cell>
          <table:table-cell table:formula="of:=MOD(SUM([.$B23]*[.C$5]; [.$C23]*[.C$6]; [.$D23]*[.C$7]; [.$E23]*[.C$8]);2)" office:value-type="float" office:value="0" calcext:value-type="float">
            <text:p>0</text:p>
          </table:table-cell>
          <table:table-cell table:formula="of:=MOD(SUM([.$B23]*[.D$5]; [.$C23]*[.D$6]; [.$D23]*[.D$7]; [.$E23]*[.D$8]);2)" office:value-type="float" office:value="1" calcext:value-type="float">
            <text:p>1</text:p>
          </table:table-cell>
          <table:table-cell table:formula="of:=MOD(SUM([.$B23]*[.E$5]; [.$C23]*[.E$6]; [.$D23]*[.E$7]; [.$E23]*[.E$8]);2)" office:value-type="float" office:value="1" calcext:value-type="float">
            <text:p>1</text:p>
          </table:table-cell>
          <table:table-cell table:formula="of:=MOD(SUM([.$B23]*[.F$5]; [.$C23]*[.F$6]; [.$D23]*[.F$7]; [.$E23]*[.F$8]);2)" office:value-type="float" office:value="0" calcext:value-type="float">
            <text:p>0</text:p>
          </table:table-cell>
          <table:table-cell table:formula="of:=MOD(SUM([.$B23]*[.G$5]; [.$C23]*[.G$6]; [.$D23]*[.G$7]; [.$E23]*[.G$8]);2)" office:value-type="float" office:value="0" calcext:value-type="float">
            <text:p>0</text:p>
          </table:table-cell>
          <table:table-cell table:formula="of:=MOD(SUM([.$B23]*[.H$5]; [.$C23]*[.H$6]; [.$D23]*[.H$7]; [.$E23]*[.H$8]);2)" office:value-type="float" office:value="1" calcext:value-type="float">
            <text:p>1</text:p>
          </table:table-cell>
          <table:table-cell table:formula="of:=MOD(SUM([.$B23]*[.I$5]; [.$C23]*[.I$6]; [.$D23]*[.I$7]; [.$E23]*[.I$8]);2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SUM([.$B24]*[.B$5]; [.$C24]*[.B$6]; [.$D24]*[.B$7]; [.$E24]*[.B$8]);2)" office:value-type="float" office:value="1" calcext:value-type="float">
            <text:p>1</text:p>
          </table:table-cell>
          <table:table-cell table:formula="of:=MOD(SUM([.$B24]*[.C$5]; [.$C24]*[.C$6]; [.$D24]*[.C$7]; [.$E24]*[.C$8]);2)" office:value-type="float" office:value="1" calcext:value-type="float">
            <text:p>1</text:p>
          </table:table-cell>
          <table:table-cell table:formula="of:=MOD(SUM([.$B24]*[.D$5]; [.$C24]*[.D$6]; [.$D24]*[.D$7]; [.$E24]*[.D$8]);2)" office:value-type="float" office:value="0" calcext:value-type="float">
            <text:p>0</text:p>
          </table:table-cell>
          <table:table-cell table:formula="of:=MOD(SUM([.$B24]*[.E$5]; [.$C24]*[.E$6]; [.$D24]*[.E$7]; [.$E24]*[.E$8]);2)" office:value-type="float" office:value="0" calcext:value-type="float">
            <text:p>0</text:p>
          </table:table-cell>
          <table:table-cell table:formula="of:=MOD(SUM([.$B24]*[.F$5]; [.$C24]*[.F$6]; [.$D24]*[.F$7]; [.$E24]*[.F$8]);2)" office:value-type="float" office:value="0" calcext:value-type="float">
            <text:p>0</text:p>
          </table:table-cell>
          <table:table-cell table:formula="of:=MOD(SUM([.$B24]*[.G$5]; [.$C24]*[.G$6]; [.$D24]*[.G$7]; [.$E24]*[.G$8]);2)" office:value-type="float" office:value="0" calcext:value-type="float">
            <text:p>0</text:p>
          </table:table-cell>
          <table:table-cell table:formula="of:=MOD(SUM([.$B24]*[.H$5]; [.$C24]*[.H$6]; [.$D24]*[.H$7]; [.$E24]*[.H$8]);2)" office:value-type="float" office:value="0" calcext:value-type="float">
            <text:p>0</text:p>
          </table:table-cell>
          <table:table-cell table:formula="of:=MOD(SUM([.$B24]*[.I$5]; [.$C24]*[.I$6]; [.$D24]*[.I$7]; [.$E24]*[.I$8]);2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SUM([.$B25]*[.B$5]; [.$C25]*[.B$6]; [.$D25]*[.B$7]; [.$E25]*[.B$8]);2)" office:value-type="float" office:value="1" calcext:value-type="float">
            <text:p>1</text:p>
          </table:table-cell>
          <table:table-cell table:formula="of:=MOD(SUM([.$B25]*[.C$5]; [.$C25]*[.C$6]; [.$D25]*[.C$7]; [.$E25]*[.C$8]);2)" office:value-type="float" office:value="1" calcext:value-type="float">
            <text:p>1</text:p>
          </table:table-cell>
          <table:table-cell table:formula="of:=MOD(SUM([.$B25]*[.D$5]; [.$C25]*[.D$6]; [.$D25]*[.D$7]; [.$E25]*[.D$8]);2)" office:value-type="float" office:value="0" calcext:value-type="float">
            <text:p>0</text:p>
          </table:table-cell>
          <table:table-cell table:formula="of:=MOD(SUM([.$B25]*[.E$5]; [.$C25]*[.E$6]; [.$D25]*[.E$7]; [.$E25]*[.E$8]);2)" office:value-type="float" office:value="1" calcext:value-type="float">
            <text:p>1</text:p>
          </table:table-cell>
          <table:table-cell table:formula="of:=MOD(SUM([.$B25]*[.F$5]; [.$C25]*[.F$6]; [.$D25]*[.F$7]; [.$E25]*[.F$8]);2)" office:value-type="float" office:value="0" calcext:value-type="float">
            <text:p>0</text:p>
          </table:table-cell>
          <table:table-cell table:formula="of:=MOD(SUM([.$B25]*[.G$5]; [.$C25]*[.G$6]; [.$D25]*[.G$7]; [.$E25]*[.G$8]);2)" office:value-type="float" office:value="1" calcext:value-type="float">
            <text:p>1</text:p>
          </table:table-cell>
          <table:table-cell table:formula="of:=MOD(SUM([.$B25]*[.H$5]; [.$C25]*[.H$6]; [.$D25]*[.H$7]; [.$E25]*[.H$8]);2)" office:value-type="float" office:value="1" calcext:value-type="float">
            <text:p>1</text:p>
          </table:table-cell>
          <table:table-cell table:formula="of:=MOD(SUM([.$B25]*[.I$5]; [.$C25]*[.I$6]; [.$D25]*[.I$7]; [.$E25]*[.I$8]);2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SUM([.$B26]*[.B$5]; [.$C26]*[.B$6]; [.$D26]*[.B$7]; [.$E26]*[.B$8]);2)" office:value-type="float" office:value="1" calcext:value-type="float">
            <text:p>1</text:p>
          </table:table-cell>
          <table:table-cell table:formula="of:=MOD(SUM([.$B26]*[.C$5]; [.$C26]*[.C$6]; [.$D26]*[.C$7]; [.$E26]*[.C$8]);2)" office:value-type="float" office:value="1" calcext:value-type="float">
            <text:p>1</text:p>
          </table:table-cell>
          <table:table-cell table:formula="of:=MOD(SUM([.$B26]*[.D$5]; [.$C26]*[.D$6]; [.$D26]*[.D$7]; [.$E26]*[.D$8]);2)" office:value-type="float" office:value="1" calcext:value-type="float">
            <text:p>1</text:p>
          </table:table-cell>
          <table:table-cell table:formula="of:=MOD(SUM([.$B26]*[.E$5]; [.$C26]*[.E$6]; [.$D26]*[.E$7]; [.$E26]*[.E$8]);2)" office:value-type="float" office:value="0" calcext:value-type="float">
            <text:p>0</text:p>
          </table:table-cell>
          <table:table-cell table:formula="of:=MOD(SUM([.$B26]*[.F$5]; [.$C26]*[.F$6]; [.$D26]*[.F$7]; [.$E26]*[.F$8]);2)" office:value-type="float" office:value="1" calcext:value-type="float">
            <text:p>1</text:p>
          </table:table-cell>
          <table:table-cell table:formula="of:=MOD(SUM([.$B26]*[.G$5]; [.$C26]*[.G$6]; [.$D26]*[.G$7]; [.$E26]*[.G$8]);2)" office:value-type="float" office:value="0" calcext:value-type="float">
            <text:p>0</text:p>
          </table:table-cell>
          <table:table-cell table:formula="of:=MOD(SUM([.$B26]*[.H$5]; [.$C26]*[.H$6]; [.$D26]*[.H$7]; [.$E26]*[.H$8]);2)" office:value-type="float" office:value="1" calcext:value-type="float">
            <text:p>1</text:p>
          </table:table-cell>
          <table:table-cell table:formula="of:=MOD(SUM([.$B26]*[.I$5]; [.$C26]*[.I$6]; [.$D26]*[.I$7]; [.$E26]*[.I$8])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7" table:formula="of:=MOD(SUM([.$B27]*[.B$5]; [.$C27]*[.B$6]; [.$D27]*[.B$7]; [.$E27]*[.B$8]);2)" office:value-type="float" office:value="1" calcext:value-type="float">
            <text:p>1</text:p>
          </table:table-cell>
          <table:table-cell table:style-name="ce22" table:formula="of:=MOD(SUM([.$B27]*[.C$5]; [.$C27]*[.C$6]; [.$D27]*[.C$7]; [.$E27]*[.C$8]);2)" office:value-type="float" office:value="1" calcext:value-type="float">
            <text:p>1</text:p>
          </table:table-cell>
          <table:table-cell table:style-name="ce22" table:formula="of:=MOD(SUM([.$B27]*[.D$5]; [.$C27]*[.D$6]; [.$D27]*[.D$7]; [.$E27]*[.D$8]);2)" office:value-type="float" office:value="1" calcext:value-type="float">
            <text:p>1</text:p>
          </table:table-cell>
          <table:table-cell table:style-name="ce22" table:formula="of:=MOD(SUM([.$B27]*[.E$5]; [.$C27]*[.E$6]; [.$D27]*[.E$7]; [.$E27]*[.E$8]);2)" office:value-type="float" office:value="1" calcext:value-type="float">
            <text:p>1</text:p>
          </table:table-cell>
          <table:table-cell table:style-name="ce22" table:formula="of:=MOD(SUM([.$B27]*[.F$5]; [.$C27]*[.F$6]; [.$D27]*[.F$7]; [.$E27]*[.F$8]);2)" office:value-type="float" office:value="1" calcext:value-type="float">
            <text:p>1</text:p>
          </table:table-cell>
          <table:table-cell table:style-name="ce22" table:formula="of:=MOD(SUM([.$B27]*[.G$5]; [.$C27]*[.G$6]; [.$D27]*[.G$7]; [.$E27]*[.G$8]);2)" office:value-type="float" office:value="1" calcext:value-type="float">
            <text:p>1</text:p>
          </table:table-cell>
          <table:table-cell table:style-name="ce22" table:formula="of:=MOD(SUM([.$B27]*[.H$5]; [.$C27]*[.H$6]; [.$D27]*[.H$7]; [.$E27]*[.H$8]);2)" office:value-type="float" office:value="0" calcext:value-type="float">
            <text:p>0</text:p>
          </table:table-cell>
          <table:table-cell table:style-name="ce24" table:formula="of:=MOD(SUM([.$B27]*[.I$5]; [.$C27]*[.I$6]; [.$D27]*[.I$7]; [.$E27]*[.I$8]);2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0" number:min-decimal-places="20" number:min-integer-digits="1"/>
    </number:number-style>
    <number:number-style style:name="N115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.00.0000</text:date>, <text:time style:data-style-name="N2" text:time-value="16:34:10.3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6:40:32.717000000</meta:creation-date>
    <meta:generator>LibreOffice/7.6.2.1$Windows_X86_64 LibreOffice_project/56f7684011345957bbf33a7ee678afaf4d2ba333</meta:generator>
    <dc:date>2025-04-18T17:21:58.326000000</dc:date>
    <meta:editing-duration>PT2H1M29S</meta:editing-duration>
    <meta:editing-cycles>3</meta:editing-cycles>
    <meta:document-statistic meta:table-count="1" meta:cell-count="243" meta:object-count="0"/>
  </office:meta>
</office:document-meta>
</file>